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95165" officeooo:paragraph-rsid="00195165"/>
    </style:style>
    <style:style style:name="P2" style:family="paragraph" style:parent-style-name="Standard">
      <style:paragraph-properties fo:text-align="center" style:justify-single-word="false"/>
      <style:text-properties officeooo:rsid="00195165" officeooo:paragraph-rsid="00195165"/>
    </style:style>
    <style:style style:name="P3" style:family="paragraph" style:parent-style-name="Standard">
      <style:text-properties fo:font-weight="bold" officeooo:rsid="00195165" officeooo:paragraph-rsid="00195165" style:font-weight-asian="bold" style:font-weight-complex="bold"/>
    </style:style>
    <style:style style:name="P4" style:family="paragraph" style:parent-style-name="Standard">
      <style:text-properties fo:font-weight="bold" officeooo:rsid="00195165" officeooo:paragraph-rsid="001ae406" style:font-weight-asian="bold" style:font-weight-complex="bold"/>
    </style:style>
    <style:style style:name="P5" style:family="paragraph" style:parent-style-name="Standard" style:list-style-name="L1">
      <style:text-properties fo:font-weight="bold" officeooo:rsid="001ae406" officeooo:paragraph-rsid="001ae406" style:font-weight-asian="bold" style:font-weight-complex="bold"/>
    </style:style>
    <style:style style:name="P6" style:family="paragraph" style:parent-style-name="Standard">
      <style:text-properties fo:font-weight="bold" officeooo:rsid="001ae406" officeooo:paragraph-rsid="001c41a2" style:font-weight-asian="bold" style:font-weight-complex="bold"/>
    </style:style>
    <style:style style:name="P7" style:family="paragraph" style:parent-style-name="Standard">
      <style:text-properties fo:font-weight="bold" officeooo:rsid="001c1631" officeooo:paragraph-rsid="001c1631" style:font-weight-asian="bold" style:font-weight-complex="bold"/>
    </style:style>
    <style:style style:name="P8" style:family="paragraph" style:parent-style-name="Standard">
      <style:paragraph-properties fo:text-align="center" style:justify-single-word="false"/>
      <style:text-properties officeooo:rsid="001e27cd" officeooo:paragraph-rsid="001e27c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e406" style:font-weight-asian="normal" style:font-weight-complex="normal"/>
    </style:style>
    <style:style style:name="T4" style:family="text">
      <style:text-properties fo:font-weight="normal" officeooo:rsid="001c1631" style:font-weight-asian="normal" style:font-weight-complex="normal"/>
    </style:style>
    <style:style style:name="T5" style:family="text">
      <style:text-properties fo:font-weight="normal" officeooo:rsid="001c41a2" style:font-weight-asian="normal" style:font-weight-complex="normal"/>
    </style:style>
    <style:style style:name="T6" style:family="text">
      <style:text-properties fo:font-weight="normal" officeooo:rsid="001e27cd"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style:text-position="super 58%" fo:font-weight="normal" officeooo:rsid="001ae406" style:font-weight-asian="normal" style:font-weight-complex="normal"/>
    </style:style>
    <style:style style:name="T9" style:family="text">
      <style:text-properties style:text-position="super 58%" fo:font-weight="normal" officeooo:rsid="001c41a2"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Progetto Data Mining </text:span></text:p>
      <text:p text:style-name="P8"><text:span text:style-name="T1">A.A. 2016/2017</text:span></text:p>
      <text:p text:style-name="P2"><text:span text:style-name="T1"/></text:p>
      <text:p text:style-name="P1"><text:span text:style-name="T1">Membri: </text:span><text:span text:style-name="T2">gaspa,….</text:span></text:p>
      <text:p text:style-name="P3">Tipologia: <text:span text:style-name="T2">progetto personalizzato </text:span><text:span text:style-name="T6">(early group)</text:span><text:span text:style-name="T2">.</text:span></text:p>
      <text:p text:style-name="P3"><text:span text:style-name="T2"/></text:p>
      <text:p text:style-name="P3">Descrizione:</text:p>
      <text:p text:style-name="P3"><text:span text:style-name="T2">Backblaze</text:span><text:a xlink:type="simple" xlink:href="https://www.backblaze.com/" text:style-name="Internet_20_link" text:visited-style-name="Visited_20_Internet_20_Link"><text:span text:style-name="T7">link</text:span></text:a><text:span text:style-name="T2"> è una azienda che fornisce </text:span><text:span text:style-name="T4">servizi</text:span><text:span text:style-name="T2"> di backup online. Dal 2013 pubblica e rende scaricabili</text:span><text:a xlink:type="simple" xlink:href="https://www.backblaze.com/b2/hard-drive-test-data.html" text:style-name="Internet_20_link" text:visited-style-name="Visited_20_Internet_20_Link"><text:span text:style-name="T7">link</text:span></text:a><text:span text:style-name="T2"> report e statistiche dei dischi fissi che vengono usati per questo servizio.</text:span></text:p>
      <text:p text:style-name="P3"><text:span text:style-name="T2">In particolare il dataset scelto sarà quello dell’anno 2016 </text:span><text:span text:style-name="T3">(l’ultimo a disposizione, oltre ad essere quello più grande)</text:span><text:span text:style-name="T2">.</text:span></text:p>
      <text:p text:style-name="P4"><text:span text:style-name="T2">Il dataset è composto da 366 file .csv (uno per ogni giorno dell’anno). Ogni file .csv contiene al suo interno </text:span><text:span text:style-name="T3">una riga per ogni disco monitorato, ogni riga contiene</text:span><text:span text:style-name="T2"> </text:span><text:span text:style-name="T3">il numero seriale del disco, il modello e </text:span><text:span text:style-name="T2">i dati S.M.A.R.T. </text:span><text:span text:style-name="T3">di</text:span><text:span text:style-name="T2"> quel giorno </text:span><text:span text:style-name="T3">(e qualche altro campo in più)</text:span><text:span text:style-name="T2">. </text:span></text:p>
      <text:p text:style-name="P4"><text:span text:style-name="T3">All’inizio dell’anno 2016 i dischi registrati nel dataset </text:span><text:span text:style-name="T4">erano</text:span><text:span text:style-name="T3"> 57546, alla fine del 2016 i dischi monitorati risultano essere 73653.</text:span></text:p>
      <text:p text:style-name="P3"><text:span text:style-name="T2">S.M.A.R.T.</text:span><text:a xlink:type="simple" xlink:href="https://en.wikipedia.org/wiki/S.M.A.R.T." text:style-name="Internet_20_link" text:visited-style-name="Visited_20_Internet_20_Link"><text:span text:style-name="T8">link</text:span></text:a><text:span text:style-name="T2"> è un sistema di monitoraggio incluso in ogni disco fisso. Esso rileva e riporta vari indicatori riguardanti soprattutto l’affidabilità del disco con lo scopo di permettere il rilevamento anticipato di guasti.</text:span></text:p>
      <text:p text:style-name="P4"><text:span text:style-name="T3">Alcuni dei dati che S.M.A.R.T. rileva sono</text:span><text:span text:style-name="T2">: </text:span><text:span text:style-name="T3">settori riallocati, conteggio di tentativi di avvio di rotazione dei piatti, rate di errori di lettura, ecc. Rileva però anche altri valori come ad esempio la temperatura, il numero di ore in cui il disco è stato in rotazione, cicli di start/stop, ecc.</text:span></text:p>
      <text:p text:style-name="P4"><text:span text:style-name="T3"/></text:p>
      <text:p text:style-name="P6"><text:span text:style-name="T2">Riguardo all’utilizzo di questi dati Backblaze impone 3 requisiti chiavi sullo scaricamento e l’uso di questi dati. </text:span></text:p>
      <text:p text:style-name="P6"><text:span text:style-name="T5">Si r</text:span><text:span text:style-name="T2">ichiede che</text:span><text:a xlink:type="simple" xlink:href="https://www.backblaze.com/b2/hard-drive-test-data.html" text:style-name="Internet_20_link" text:visited-style-name="Visited_20_Internet_20_Link"><text:span text:style-name="T9">link</text:span></text:a><text:span text:style-name="T2">:</text:span></text:p>
      <text:list xml:id="list3192822295" text:style-name="L1">
        <text:list-item>
          <text:p text:style-name="P5"><text:span text:style-name="T2">si citi Backblaze come sorgente dei dati.</text:span></text:p>
        </text:list-item>
        <text:list-item>
          <text:p text:style-name="P5"><text:span text:style-name="T2">Si accetta di essere l’unico responsabile per il come i dati vengono usati.</text:span></text:p>
        </text:list-item>
        <text:list-item>
          <text:p text:style-name="P5"><text:span text:style-name="T2">questi dati non vengano venduti.</text:span></text:p>
        </text:list-item>
      </text:list>
      <text:p text:style-name="P7"><text:span text:style-name="T5">T</text:span><text:span text:style-name="T2">utti i requisiti ne permettono l’uso in questo proge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6:07:26.820985700</meta:creation-date>
    <dc:date>2017-04-12T16:46:10.176242173</dc:date>
    <meta:editing-duration>PT5M35S</meta:editing-duration>
    <meta:editing-cycles>3</meta:editing-cycles>
    <meta:generator>LibreOffice/5.3.1.2$Linux_X86_64 LibreOffice_project/30m0$Build-2</meta:generator>
    <meta:document-statistic meta:table-count="0" meta:image-count="0" meta:object-count="0" meta:page-count="1" meta:paragraph-count="17" meta:word-count="267" meta:character-count="1687" meta:non-whitespace-character-count="1437"/>
  </office:meta>
</office:document-meta>
</file>